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8cm" draw:stroke-linejoin="round" draw:fill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66" draw:opacity="20%" draw:textarea-horizontal-align="justify" draw:textarea-vertical-align="middle" draw:auto-grow-height="false" draw:shadow-opacity="20%"/>
    </style:style>
    <style:style style:name="P1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2" style:family="paragraph">
      <style:paragraph-properties fo:text-align="center"/>
      <style:text-properties fo:font-family="Ubuntu" style:font-pitch="variable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style:text-position="sub 58%"/>
    </style:style>
    <style:style style:name="T2" style:family="text">
      <style:text-properties fo:font-family="Ubuntu" style:font-pitch="variable" fo:font-size="14pt" style:font-size-asian="14pt" style:font-size-complex="14pt"/>
    </style:style>
    <style:style style:name="T3" style:family="text">
      <style:text-properties style:text-position="sub 58%" fo:font-family="Ubuntu" style:font-pitch="variable" fo:font-size="14pt" style:font-size-asian="14pt" style:font-size-complex="14pt"/>
    </style:style>
    <style:style style:name="T4" style:family="text">
      <style:text-properties style:text-position="sub 58%" fo:font-family="Ubuntu" style:font-style-name="Standard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20.999cm" svg:height="29.699cm" svg:x="0cm" svg:y="0cm" svg:viewBox="0 0 21000 29700" draw:points="10500,29700 0,29700 0,0 21000,0 21000,29700">
          <text:p/>
        </draw:polygon>
        <draw:custom-shape draw:style-name="gr2" draw:text-style-name="P1" draw:layer="layout" svg:width="0.9cm" svg:height="0.9cm" svg:x="12.5cm" svg:y="3.2cm">
          <text:p text:style-name="P1">d<text:span text:style-name="T1">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9cm" svg:height="0.9cm" svg:x="7cm" svg:y="1.1cm">
          <text:p text:style-name="P2"><text:span text:style-name="T2">e</text:span><text:span text:style-name="T3">i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cm" svg:height="0.9cm" svg:x="7.3cm" svg:y="3.1cm">
          <text:p text:style-name="P2"><text:span text:style-name="T2">e</text:span><text:span text:style-name="T3">i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cm" svg:height="0.9cm" svg:x="7cm" svg:y="5cm">
          <text:p text:style-name="P2"><text:span text:style-name="T2">e</text:span><text:span text:style-name="T3">i,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6cm" svg:y1="3.9cm" svg:x2="7.9cm" svg:y2="5.5cm">
          <text:p/>
        </draw:line>
        <draw:line draw:style-name="gr4" draw:text-style-name="P3" draw:layer="layout" svg:x1="12.5cm" svg:y1="3.7cm" svg:x2="8.2cm" svg:y2="3.6cm">
          <text:p/>
        </draw:line>
        <draw:line draw:style-name="gr4" draw:text-style-name="P3" draw:layer="layout" svg:x1="12.6cm" svg:y1="3.3cm" svg:x2="7.9cm" svg:y2="1.6cm">
          <text:p/>
        </draw:line>
        <draw:custom-shape draw:style-name="gr5" draw:text-style-name="P4" draw:layer="layout" svg:width="5cm" svg:height="6.4cm" svg:x="5cm" svg:y="0.3cm">
          <text:p text:style-name="P4">E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2-08T17:15:36</dc:date>
    <dc:creator>Nicola </dc:creator>
    <meta:generator>LibreOffice/3.6$Linux_X86_64 LibreOffice_project/360m1$Build-102</meta:generator>
    <meta:editing-duration>P0D</meta:editing-duration>
    <meta:editing-cycles>1</meta:editing-cycles>
    <meta:document-statistic meta:object-count="9"/>
  </office:meta>
</office:document-meta>
</file>